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9714" officeooo:paragraph-rsid="00049714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49714" officeooo:paragraph-rsid="00049714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style="normal" fo:font-weight="bold" officeooo:rsid="00049714" officeooo:paragraph-rsid="00049714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de instalação</text:p>
      <text:p text:style-name="P1"><text:span text:style-name="T1"/></text:p>
      <text:p text:style-name="P2"><text:span text:style-name="T1">Para que o site funcione, é necessário ter o apache2, php e phpmyadmin instalados. Todos podem ser instalados pelo repositório oficial de seu sistema operacional (linux).</text:span></text:p>
      <text:p text:style-name="P2"><text:span text:style-name="T1"/></text:p>
      <text:p text:style-name="P2"><text:span text:style-name="T1">No ubuntu:</text:span></text:p>
      <text:p text:style-name="P2"><text:span text:style-name="T1">Copie a página do repositório para </text:span><text:span text:style-name="T2">/var/www/html/</text:span></text:p>
      <text:p text:style-name="P3"><text:span text:style-name="T1">Abra seu navegador e acesse a página localhost/index.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27:42.330446505</meta:creation-date>
    <dc:date>2016-10-04T12:41:40.507863869</dc:date>
    <meta:editing-duration>PT3M5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46" meta:character-count="311" meta:non-whitespace-character-count="270"/>
  </office:meta>
</office:document-meta>
</file>